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76ff" officeooo:paragraph-rsid="001676ff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1676ff" officeooo:paragraph-rsid="001676ff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e66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é du 06/05/2024 de 13h à 14h30 :</text:p>
      <text:p text:style-name="P1"/>
      <text:p text:style-name="P1"><text:span text:style-name="T1">Personnes présentes physiquement </text:span>: Romain LAMBERT</text:p>
      <text:p text:style-name="P1"><text:tab/><text:tab/><text:tab/><text:tab/><text:tab/>Alexis COCQUEREL</text:p>
      <text:p text:style-name="P1"><text:tab/><text:tab/><text:tab/><text:tab/><text:tab/>Romain SIAME</text:p>
      <text:p text:style-name="P1"/>
      <text:p text:style-name="P1"/>
      <text:p text:style-name="P1"><text:span text:style-name="T1">tâche réalisée en groupe</text:span> : confection d’une liste de tâche à réaliser pour mener à bien le projet (google Doc déposée dans le git) <text:span text:style-name="T2">+ test comment push dans le gitlab avec VSCode.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4:39:26.217000000</meta:creation-date>
    <dc:date>2024-05-06T14:24:09.233000000</dc:date>
    <meta:editing-duration>PT2H5M41S</meta:editing-duration>
    <meta:editing-cycles>7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5" meta:word-count="51" meta:character-count="299" meta:non-whitespace-character-count="243"/>
  </office:meta>
</office:document-meta>
</file>